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ersistenceManager.store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PersistenceManager.destroy( Property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bjectPersistenceManager.load( Property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bjectPersistenceManager.destroy( Node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PersistenceManager.load( NodeReferences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bjectPersistenceManager.destroy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PersistenceManag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PersistenceManager.store( Property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PersistenceManager.Object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ersistenceManager.store( NodeReferences r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PersistenceManager.exists( NodeReferences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PersistenceManager.buildNodeReferencesFilePath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ersistenceManager.buildNodeFolderPath(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PersistenceManager.exists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PersistenceManager.init( PM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PersistenceManager.load( Node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bjectPersistenceManager.buildPropFilePath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PersistenceManager.buildNodeFilePath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ersistenceManager.exists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